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name-complex="Courier New"/>
    </style:style>
    <style:style style:name="P2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3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cm" fo:margin-right="0cm" fo:text-indent="1.27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8" style:family="paragraph" style:parent-style-name="Standard">
      <style:paragraph-properties fo:margin-left="0cm" fo:margin-right="0cm" fo:text-indent="1.27cm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1" style:family="paragraph" style:parent-style-name="Название_20_объекта">
      <style:paragraph-properties fo:text-align="center" style:justify-single-word="false"/>
    </style:style>
    <style:style style:name="P12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weight-complex="bold"/>
    </style:style>
    <style:style style:name="T5" style:family="text">
      <style:text-properties style:font-name="Courier New" fo:font-size="8pt" style:font-size-asian="8pt" style:font-name-complex="Courier New"/>
    </style:style>
    <style:style style:name="T6" style:family="text">
      <style:text-properties style:font-name="Courier New" fo:font-size="8pt" fo:language="en" fo:country="US" style:font-size-asian="8pt" style:font-name-complex="Courier New"/>
    </style:style>
    <style:style style:name="T7" style:family="text">
      <style:text-properties style:font-name="Courier New" fo:language="en" fo:country="US" style:font-name-complex="Courier New"/>
    </style:style>
    <style:style style:name="T8" style:family="text">
      <style:text-properties style:font-name="Courier New" style:font-name-complex="Courier New"/>
    </style:style>
    <style:style style:name="T9" style:family="text">
      <style:text-properties fo:background-color="#ff0000"/>
    </style:style>
    <style:style style:name="T10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2" text:outline-level="1">сишные трюки от мыщъха</text:h>
      <text:p text:style-name="Standard">крис касперски ака мыщъх, <text:span text:style-name="T1">no</text:span>-<text:span text:style-name="T1">email</text:span></text:p>
      <text:p text:style-name="P6"/>
      <text:p text:style-name="P10">мыщъх продолжает делиться трюками и хитростями эффективного программирования на си. сегодня мы рассмотрим: строки, указатели, циклы, память и многое другие аспекты практического программирования, которые наверняка вызовут дикий "вой" у всех теоретиков от языка, но… они работают и это главное!</text:p>
      <text:h text:style-name="Heading_20_2" text:outline-level="2">строки</text:h>
      <text:p text:style-name="P7"><text:span text:style-name="T4">борьба с инвариантами:</text:span> самой распространенной ошибкой, в разы снижающей производительность, является присутствие функций-инвариантов в теле цикла. Вот классический пример:</text:p>
      <text:p text:style-name="P6"/>
      <text:p text:style-name="P3">for(a = 0, x = 0; a &lt; strlen(s); a++)</text:p>
      <text:p text:style-name="P3">{</text:p>
      <text:p text:style-name="P3"><text:tab/>x += s[a];</text:p>
      <text:p text:style-name="P1">}</text:p>
      <text:p text:style-name="P11">Листинг<text:span text:style-name="T1"> </text:span><text:sequence text:ref-name="refЛистинг0" text:name="Листинг" text:formula="ooow:Листинг+1" style:num-format="1">1</text:sequence><text:span text:style-name="T1"> </text:span>не оптимизированный вариант с инвариантом в теле цикла</text:p>
      <text:p text:style-name="P7">С точки зрения программиста очевидно, что функция <text:span text:style-name="T1">strelen</text:span> _не_ модифицирует строку <text:span text:style-name="T1">s</text:span>, а потому может быть вычислена лишь однажды. Только вот компилирует этого не знает, придерживаясь принципа: все, что может быть передано по ссылке, _может_ быть изменено, поэтому <text:span text:style-name="T1">strlen</text:span>(<text:span text:style-name="T1">s</text:span>) заново вычисляется на _каждой_ итерации цикла, что при длинных строках снижает производительность более чем на порядок!</text:p>
      <text:p text:style-name="P7">Исправленный вариант выглядит так:</text:p>
      <text:p text:style-name="P7"/>
      <text:p text:style-name="P3">n = strlen(s);</text:p>
      <text:p text:style-name="P3">for(a = 0, x = 0; a &lt; n; a++)</text:p>
      <text:p text:style-name="P3">{</text:p>
      <text:p text:style-name="P3"><text:tab/>x += s[a];</text:p>
      <text:p text:style-name="P2">}</text:p>
      <text:p text:style-name="P11">Листинг<text:span text:style-name="T1"> </text:span><text:sequence text:ref-name="refЛистинг1" text:name="Листинг" text:formula="ooow:Листинг+1" style:num-format="1">2</text:sequence><text:span text:style-name="T1"> </text:span>оптимизированный вариант с выносом инварианта</text:p>
      <text:p text:style-name="P9"/>
      <text:p text:style-name="P7"><text:span text:style-name="T3">выравнивание строк:</text:span> наиболее эффективно обрабатываются строки, начинающиеся с адреса, кратного четырем. Именно так компилятор размещает их в стеке и статической памяти. отсюда функция <text:span text:style-name="T1">strlen</text:span>(<text:span text:style-name="T1">s</text:span>) выполняются эффективно, а вот <text:span text:style-name="T1">strlen</text:span>(<text:span text:style-name="T1">s</text:span>+1) — не очень. Тоже самое относится и ко всем остальным функциям. Поэтому, всегда стремитесь выравнивать строки, когда это только возможно. Скажем, "<text:span text:style-name="T1">strcpy</text:span>(<text:span text:style-name="T1">s</text:span>, "<text:span text:style-name="T1">bytes</text:span> "); <text:span text:style-name="T1">strcat</text:span>(<text:span text:style-name="T1">s</text:span>, <text:span text:style-name="T1">very</text:span>_<text:span text:style-name="T1">long</text:span>_<text:span text:style-name="T1">string</text:span>);" выполняется неэффективно, но если переписать код так: "<text:span text:style-name="T1">strcpy</text:span>(<text:span text:style-name="T1">s</text:span>, "<text:span text:style-name="T1">bytes</text:span>: <text:s/>"); <text:span text:style-name="T1">strcat</text:span>(<text:span text:style-name="T1">s</text:span>, <text:span text:style-name="T1">very</text:span>_<text:span text:style-name="T1">long</text:span>_<text:span text:style-name="T1">string</text:span>);", то скорость его выполнения значительно возрастет, за счет того, что адрес конца строки <text:span text:style-name="T1">s</text:span> станет кратен 4 байтам.</text:p>
      <text:p text:style-name="P8"/>
      <text:p text:style-name="P7"><text:span text:style-name="T3">правильный выбор функций</text:span>: при работе с относительно короткими строками замена strlen(<text:span text:style-name="T1">s</text:span>) на strchr(<text:span text:style-name="T1">s</text:span>, 0) может дать до 5-7% ускорения, а вот замена нескольких strcat'ов на последовательность вызов нестандартной функцией stpcpy (которая тем не менее присутствует _во всех_ современных компиляторах), дает выигрыш уже в разы!</text:p>
      <text:h text:style-name="Heading_20_2" text:outline-level="2">указатели</text:h>
      <text:p text:style-name="P7">Компиляторы стремятся размещать переменные в регистрах, избегая "дорогостоящих" операций обращения к памяти, однако не всегда это у них получается, особенно при работе с указателями, поскольку, в общем случае компилятор не может быть уверен, что два _различных_ указатели не адресуют _одну_ _и_ _туже_ ячейку памяти.</text:p>
      <text:p text:style-name="P7">Вот, например:</text:p>
      <text:p text:style-name="P7"/>
      <text:p text:style-name="P4">f(char *x, int *dst, int n)</text:p>
      <text:p text:style-name="P4">{</text:p>
      <text:p text:style-name="P4"><text:tab/>int i; for (i = 0; i &lt; n; i++) *dst += x[i];</text:p>
      <text:p text:style-name="P2"><text:soft-page-break/>}</text:p>
      <text:p text:style-name="P11">Листинг<text:span text:style-name="T1"> </text:span><text:sequence text:ref-name="refЛистинг2" text:name="Листинг" text:formula="ooow:Листинг+1" style:num-format="1">3</text:sequence><text:span text:style-name="T1"> </text:span>пример с лишними обращениями к памяти, от которых можно избавиться вручную</text:p>
      <text:p text:style-name="P7">Компилятор не может поместить переменную <text:span text:style-name="T1">dst</text:span> в регистр, поскольку если ячейки *<text:span text:style-name="T1">x</text:span> и *<text:span text:style-name="T1">dst</text:span> частично или полностью перекрываются, модификация ячейки *<text:span text:style-name="T1">dst</text:span> приводит к неожиданному изменению *<text:span text:style-name="T1">x</text:span>! Бред, конечно, но Стандарт таких трюков не запрещает, а оптимизатор не имеет права отступать от Стандарта, поэтому обращения к памяти происходят на _каждой_ итерации, а это весьма "дорогостоящая" в плане процессорных тактов операция!</text:p>
      <text:p text:style-name="P7">Переписанный код выглядит так:</text:p>
      <text:p text:style-name="P7"/>
      <text:p text:style-name="P4">f(char *x, int *dst, int n)</text:p>
      <text:p text:style-name="P4">{</text:p>
      <text:p text:style-name="P4"><text:tab/>int i,t =0;</text:p>
      <text:p text:style-name="P5"><text:span text:style-name="T6"><text:tab/>for</text:span><text:span text:style-name="T5"> (</text:span><text:span text:style-name="T6">i</text:span><text:span text:style-name="T5">=0;</text:span><text:span text:style-name="T6">i</text:span><text:span text:style-name="T5">&lt;</text:span><text:span text:style-name="T6">n</text:span><text:span text:style-name="T5">;</text:span><text:span text:style-name="T6">i</text:span><text:span text:style-name="T5">++) </text:span><text:span text:style-name="T6">t</text:span><text:span text:style-name="T5">+=</text:span><text:span text:style-name="T6">x</text:span><text:span text:style-name="T5">[</text:span><text:span text:style-name="T6">i</text:span><text:span text:style-name="T5">];<text:tab/>// сохранение суммы во временной переменной</text:span></text:p>
      <text:p text:style-name="P5"><text:span text:style-name="T5"><text:tab/>*</text:span><text:span text:style-name="T6">dst</text:span><text:span text:style-name="T5">+=</text:span><text:span text:style-name="T6">t</text:span><text:span text:style-name="T5">;<text:tab/><text:tab/><text:tab/>// запись конечного результата в память</text:span></text:p>
      <text:p text:style-name="P2">}</text:p>
      <text:p text:style-name="P11">Листинг <text:sequence text:ref-name="refЛистинг3" text:name="Листинг" text:formula="ooow:Листинг+1" style:num-format="1">4</text:sequence> оптимизированный вариант</text:p>
      <text:p text:style-name="P9"/>
      <text:p text:style-name="P7"><text:span text:style-name="T3">операции разыменования</text:span>: префиксы намного выгоднее по сравнению с постфиксов при разыменовании, в результате чего код while(*++p) существенно эффективнее чем while(*p++), во всяком случае на платформе <text:span text:style-name="T1">x</text:span>86 и, по всей видимости <text:span text:style-name="T1">x</text:span>86-64 (к сожалению, в силу отсутствия железа проверить возможности не было). Однако, операциями разыменования смешивать с постфиксами и префиксами следует _крайней_ осторожно, иначе можно получить очень неожиданный результат (см. "<text:span text:style-name="T9">неудачный выбор приоритетов в Си</text:span>"). При работе на x86 (с распространёнными компиляторами) использование индексов эффективнее сдвига указателей. Не всегда, но очень часто. То есть, код типа "<text:span text:style-name="T1">for</text:span>(<text:span text:style-name="T1">a</text:span>=0;<text:span text:style-name="T1">a</text:span>&lt;<text:span text:style-name="T1">len</text:span>;<text:span text:style-name="T1">a</text:span>++) *<text:span text:style-name="T1">dst</text:span>++ = *<text:span text:style-name="T1">src</text:span>++;" гораздо сложнее оптимизируется, чем "<text:span text:style-name="T1">for</text:span>(<text:span text:style-name="T1">a</text:span>=0;<text:span text:style-name="T1">a</text:span>&lt;<text:span text:style-name="T1">len</text:span>;<text:span text:style-name="T1">a</text:span>++) <text:span text:style-name="T1">dst</text:span>[<text:span text:style-name="T1">a</text:span>] = <text:span text:style-name="T1">src</text:span>[a];", хотя качественный оптимизатор в обоих случаях должен сгенерировать идентичный машинный код.</text:p>
      <text:p text:style-name="P9"/>
      <text:p text:style-name="P7"><text:span text:style-name="T3">неудачный выбор приоритетов в Си: </text:span>вопреки "здравому смыслу" конструкция типа *p[a]++ увеличивает отнюдь _не_ содержимое ячейки, на которую указывает *(p+a), а значение самого указателя p! Для достижения ожидаемого результата необходимо либо явно навязать наше намерение компилятору путем расстановки скобок: "(*<text:span text:style-name="T1">p</text:span>)[<text:span text:style-name="T1">a</text:span>]++;", либо же вовсе отказаться от оператора "++", заменив его оператором "+=" и тогда наш код будет выглядеть так: "*p[a]+=1;"</text:p>
      <text:p text:style-name="P7">Представляется интересным докопаться до _сути_ происходящего. Ведь основное кредо Си - краткость. Чего стоит один неявный int, который попил много крови разработчикам компиляторов. И тут... вдруг сталкиваешься с таким расточительством! Ведь, чтобы использовать '*' надо ставить скобки, а это - целых два нажатия на клаву. Зачем? Может быть, есть такие ситуации, где именно такой расклад приоритетов дает выигрыш? Вообще: о чем думали в этот момент разработчики языка? В доступных мне книжках никаких вразумительных объяснений ситуации я так и не нашел.</text:p>
      <text:p text:style-name="P7">...прозрение наступило внезапно и причина, как выяснилась, оказалась даже не в самом языке, а... в особенностях косвенной автоинкрементной/авто-декрементной адресации процессора PDP-11, из которого, собственно, и вырос Си. Команда типа "MOV @(p)+, xxx" пересылает содержимое **p в xxx и затем увеличивает значение p. Да! Именно p, а отнюдь не ячейки, на которую **p ссылается!!!</text:p>
      <text:p text:style-name="P7">Так стоит ли удивляться тому, что люди, взращенные на идеологии PDP-11, перенесли ее поведение и на разрабатываемый ими язык? И, кстати, о птичках. Система адресации PDP-11 _намного_ мощнее, удобней и элегантнее, того уродства, что реализовано в x86...</text:p>
      <text:p text:style-name="P7">Хотите испытать свой компилятор? Нет проблем! Вот довольно познавательный листинг!</text:p>
      <text:p text:style-name="Standard"/>
      <text:p text:style-name="P3">main()</text:p>
      <text:p text:style-name="P3">{</text:p>
      <text:p text:style-name="P3"><text:tab/>char<text:tab/>buf; char* p_buf[2]; char **p;</text:p>
      <text:p text:style-name="P3"><text:tab/>#define INIT buf=0x66; *p_buf=&amp;buf;<text:tab/>*(p_buf+1)=&amp;buf; p=&amp;p_buf;</text:p>
      <text:p text:style-name="P1"><text:tab/></text:p>
      <text:p text:style-name="P3"><text:tab/>INIT;</text:p>
      <text:p text:style-name="Standard"><text:span text:style-name="T6"><text:tab/>printf("char **p;\n");</text:span></text:p>
      <text:p text:style-name="P3"><text:tab/>printf("p = %p; *p = %p; **p = %x\n\n",p, *p, **p);</text:p>
      <text:p text:style-name="P3"><text:soft-page-break/><text:tab/></text:p>
      <text:p text:style-name="P3"><text:tab/>*p[0]++;<text:tab/><text:tab/>printf("*p[0]++;\n");</text:p>
      <text:p text:style-name="P3"><text:tab/>printf("p = %p; *p = %p; **p = %x\n",p, *p, **p); <text:s text:c="2"/><text:tab/></text:p>
      <text:p text:style-name="Standard"><text:span text:style-name="T6"><text:tab/></text:span><text:span text:style-name="T5">printf("смотрите, увеличилось _не_ содержимое **p,\n");</text:span></text:p>
      <text:p text:style-name="Standard"><text:span text:style-name="T5"><text:tab/>printf("а указатель, на который ссылается *p!\n");</text:span></text:p>
      <text:p text:style-name="P1"><text:tab/>printf("т.е. мы получили _совсем_ не то, что хотели!\n\n");</text:p>
      <text:p text:style-name="P1"><text:tab/></text:p>
      <text:p text:style-name="P1"><text:tab/>INIT;</text:p>
      <text:p text:style-name="Standard"><text:span text:style-name="T5"><text:tab/></text:span><text:span text:style-name="T6">(*p)[0]++;<text:tab/><text:tab/>printf("(*p)[0]++;\n");</text:span></text:p>
      <text:p text:style-name="P3"><text:tab/>printf("p = %p; *p = %p; **p = %x;\n",p, *p, **p);</text:p>
      <text:p text:style-name="Standard"><text:span text:style-name="T6"><text:tab/></text:span><text:span text:style-name="T5">printf("хорошо, заключаем *p в скобки, тем самым явно\n");</text:span></text:p>
      <text:p text:style-name="P1"><text:tab/>printf("навязывая компилятору последовательность действий\n\n");</text:p>
      <text:p text:style-name="P1"><text:tab/></text:p>
      <text:p text:style-name="Standard"><text:span text:style-name="T5"><text:tab/></text:span><text:span text:style-name="T6">INIT;</text:span></text:p>
      <text:p text:style-name="P3"><text:tab/>*p[0]+=1;<text:tab/><text:tab/>printf("*p[0]+=1;\n");</text:p>
      <text:p text:style-name="P3"><text:tab/>printf("p = %p; *p = %p; **p = %x;\n",p, *p, **p); </text:p>
      <text:p text:style-name="Standard"><text:span text:style-name="T6"><text:tab/></text:span><text:span text:style-name="T5">printf("забавно, но замена оператора ++ на оператор +=\n");</text:span></text:p>
      <text:p text:style-name="P1"><text:tab/>printf("эту проблему как рукой снимает!\n");</text:p>
      <text:p text:style-name="P3">}</text:p>
      <text:p text:style-name="P11">Листинг <text:sequence text:ref-name="refЛистинг4" text:name="Листинг" text:formula="ooow:Листинг+1" style:num-format="1">5</text:sequence> пример, демонстрирующий специфику приоритетов операций разыменования в Си</text:p>
      <text:h text:style-name="Heading_20_2" text:outline-level="2">регистровые ре-ассоциации</text:h>
      <text:p text:style-name="P7">Для преодоления катастрофической нехватки регистров, некоторые компиляторы стремятся совмещать счетчик цикла с указателем на обрабатываемые данные. Код вида "<text:span text:style-name="T7">for </text:span><text:span text:style-name="T8">(</text:span><text:span text:style-name="T7">i </text:span><text:span text:style-name="T8">=</text:span><text:span text:style-name="T7"> </text:span><text:span text:style-name="T8">0;</text:span><text:span text:style-name="T7"> i </text:span><text:span text:style-name="T8">&lt;</text:span><text:span text:style-name="T7"> n</text:span><text:span text:style-name="T8">;</text:span><text:span text:style-name="T7"> i</text:span><text:span text:style-name="T8">++)</text:span><text:span text:style-name="T7"> n</text:span><text:span text:style-name="T8">+=</text:span><text:span text:style-name="T7">a</text:span><text:span text:style-name="T8">[</text:span><text:span text:style-name="T7">i</text:span><text:span text:style-name="T8">];</text:span>" трансформируется оптимизатором в "<text:span text:style-name="T7">for </text:span><text:span text:style-name="T8">(</text:span><text:span text:style-name="T7">p</text:span><text:span text:style-name="T8">=</text:span><text:span text:style-name="T7"> a</text:span><text:span text:style-name="T8">;</text:span><text:span text:style-name="T7"> p </text:span><text:span text:style-name="T8">&lt;</text:span><text:span text:style-name="T7"> </text:span><text:span text:style-name="T8">&amp;</text:span><text:span text:style-name="T7">a</text:span><text:span text:style-name="T8">[</text:span><text:span text:style-name="T7">n</text:span><text:span text:style-name="T8">];</text:span><text:span text:style-name="T7"> p</text:span><text:span text:style-name="T8">++)</text:span><text:span text:style-name="T7"> n</text:span><text:span text:style-name="T8">+=*</text:span><text:span text:style-name="T7">p</text:span><text:span text:style-name="T8">;</text:span>" Экономия налицо! Вместо четырех переменных после преобразования остались всего лишь три!</text:p>
      <text:p text:style-name="P7">Впервые (насколько мне известно) эта техника использовалась в компиляторах фирмы <text:span text:style-name="T1">Hewlett</text:span>-<text:span text:style-name="T1">Packard</text:span>, где она фигурировала под термином <text:span text:style-name="T2">register</text:span><text:span text:style-name="T10"> </text:span><text:span text:style-name="T2">reassociation</text:span>. А что же конкуренты?! Возьмем следующий код (кстати, выдранный из документации на <text:span text:style-name="T1">HP</text:span> компилятор):</text:p>
      <text:p text:style-name="Standard"/>
      <text:p text:style-name="P3">int a[10][20][30];</text:p>
      <text:p text:style-name="P3">void example (void)</text:p>
      <text:p text:style-name="P3">{</text:p>
      <text:p text:style-name="P3"><text:tab/>int i, j, k;</text:p>
      <text:p text:style-name="P3"><text:tab/>for (k = 0; k &lt; 10; k++)</text:p>
      <text:p text:style-name="P3"><text:tab/><text:tab/>for (j = 0; j &lt; 10;j++)</text:p>
      <text:p text:style-name="P3"><text:tab/><text:tab/><text:tab/>for (i = 0; i &lt; 10; i++)</text:p>
      <text:p text:style-name="P3"><text:tab/><text:tab/><text:tab/><text:tab/>a[i][j][k] = 1;</text:p>
      <text:p text:style-name="P1">}</text:p>
      <text:p text:style-name="P11">Листинг <text:sequence text:ref-name="refЛистинг5" text:name="Листинг" text:formula="ooow:Листинг+1" style:num-format="1">6</text:sequence> неоптимизированный кандидат на регистровую ре-ассоциацию</text:p>
      <text:p text:style-name="P6">Грамотный оптимизатор должен переписать его так:</text:p>
      <text:p text:style-name="Standard"/>
      <text:p text:style-name="P3">int a[10][20][30];</text:p>
      <text:p text:style-name="P3">void example (void)</text:p>
      <text:p text:style-name="P3">{</text:p>
      <text:p text:style-name="P3"><text:tab/>int i, j, k;</text:p>
      <text:p text:style-name="P3"><text:tab/>register int (*p)[20][30];</text:p>
      <text:p text:style-name="P3"><text:tab/>for (k = 0; k &lt; 10; k++)</text:p>
      <text:p text:style-name="P3"><text:tab/><text:tab/>for (j = 0; j &lt; 10; j++)</text:p>
      <text:p text:style-name="P3"><text:tab/><text:tab/><text:tab/>for (p = (int (*)[20][30]) &amp;a[0][j][k], i = 0; i &lt; 10; i++)</text:p>
      <text:p text:style-name="Standard"><text:span text:style-name="T6"><text:tab/></text:span><text:span text:style-name="T5">*(</text:span><text:span text:style-name="T6">p</text:span><text:span text:style-name="T5">++[0][0]) = 1;</text:span></text:p>
      <text:p text:style-name="P1">}</text:p>
      <text:p text:style-name="P11">Листинг <text:sequence text:ref-name="refЛистинг6" text:name="Листинг" text:formula="ooow:Листинг+1" style:num-format="1">7</text:sequence> оптимизированный вариант — счетчик цикла совмещен с указателем на массив</text:p>
      <text:p text:style-name="P7">Эксперимент показывает, что ни <text:span text:style-name="T1">Microsoft</text:span> <text:span text:style-name="T1">Visual</text:span> <text:span text:style-name="T1">C</text:span>++, ни <text:span text:style-name="T1">GCC</text:span> не выполняют регистровых реассоциаций ни в сложных, ни даже в простейших случаях. С приведенным примером справился один лишь <text:span text:style-name="T1">Intel C</text:span>++, да и то лишь частично, поэтому, в критических к производительности случаях, оптимизировать код необходимо вручну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6-12T12:59:00</dc:date>
    <meta:editing-cycles>85</meta:editing-cycles>
    <meta:editing-duration>PT2H20M</meta:editing-duration>
    <meta:document-statistic meta:table-count="0" meta:image-count="0" meta:object-count="0" meta:page-count="3" meta:paragraph-count="97" meta:word-count="1185" meta:character-count="8288" meta:non-whitespace-character-count="7133"/>
    <meta:generator>LibreOffice/5.1.4.2$Windows_x86 LibreOffice_project/f99d75f39f1c57ebdd7ffc5f42867c12031db97a</meta:generator>
  </office:meta>
</office:document-meta>
</file>